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6d9fd" officeooo:paragraph-rsid="0006d9fd"/>
    </style:style>
    <style:style style:name="P2" style:family="paragraph" style:parent-style-name="Title">
      <style:text-properties officeooo:rsid="0006d9fd" officeooo:paragraph-rsid="0006d9f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cnologías utilizadas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6T11:04:25.464100636</meta:creation-date>
    <dc:date>2018-01-16T11:04:58.444052630</dc:date>
    <meta:editing-duration>PT13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" meta:word-count="2" meta:character-count="22" meta:non-whitespace-character-count="21"/>
  </office:meta>
</office:document-meta>
</file>